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Title">
      <style:text-properties style:font-name="Times New Roman"/>
    </style:style>
    <style:style style:name="P2" style:family="paragraph" style:parent-style-name="Title">
      <style:text-properties style:font-name="Times New Roman" fo:font-size="22pt" style:text-underline-style="solid" style:text-underline-width="auto" style:text-underline-color="font-color" fo:font-weight="normal" officeooo:rsid="00174813" officeooo:paragraph-rsid="00174813" style:font-size-asian="22pt" style:font-weight-asian="normal" style:font-size-complex="22pt" style:font-weight-complex="normal"/>
    </style:style>
    <style:style style:name="P3" style:family="paragraph" style:parent-style-name="Text_20_body">
      <style:text-properties style:font-name="Times New Roman" fo:font-size="22pt" style:text-underline-style="solid" style:text-underline-width="auto" style:text-underline-color="font-color" fo:font-weight="normal" officeooo:rsid="00174813" officeooo:paragraph-rsid="00174813" style:font-size-asian="22pt" style:font-weight-asian="normal" style:font-size-complex="22pt" style:font-weight-complex="normal"/>
    </style:style>
    <style:style style:name="P4" style:family="paragraph" style:parent-style-name="Text_20_body">
      <style:text-properties style:font-name="Times New Roman" fo:font-size="20pt" style:text-underline-style="none" fo:font-weight="bold" officeooo:rsid="001a1add" officeooo:paragraph-rsid="001a1add" style:font-size-asian="20pt" style:font-weight-asian="bold" style:font-size-complex="20pt" style:font-weight-complex="bold"/>
    </style:style>
    <style:style style:name="P5" style:family="paragraph" style:parent-style-name="Text_20_body">
      <style:text-properties officeooo:paragraph-rsid="001c92d1"/>
    </style:style>
    <style:style style:name="T1" style:family="text">
      <style:text-properties officeooo:rsid="0017d294"/>
    </style:style>
    <style:style style:name="T2" style:family="text">
      <style:text-properties fo:font-size="14pt" fo:font-weight="normal" style:font-size-asian="12.25pt" style:font-weight-asian="normal" style:font-size-complex="14pt" style:font-weight-complex="normal"/>
    </style:style>
    <style:style style:name="T3" style:family="text">
      <style:text-properties fo:font-size="14pt" style:font-size-asian="12.25pt" style:font-size-complex="14pt"/>
    </style:style>
    <style:style style:name="T4" style:family="text">
      <style:text-properties fo:font-size="14pt" fo:font-weight="normal" officeooo:rsid="001be7fb" style:font-size-asian="12.25pt" style:font-weight-asian="normal" style:font-size-complex="14pt" style:font-weight-complex="normal"/>
    </style:style>
    <style:style style:name="T5" style:family="text">
      <style:text-properties style:font-name="Times New Roman" fo:font-size="14pt" style:text-underline-style="none" fo:font-weight="normal" officeooo:rsid="001be7fb" style:font-size-asian="12.25pt" style:font-weight-asian="normal" style:font-size-complex="14pt" style:font-weight-complex="normal"/>
    </style:style>
    <style:style style:name="T6" style:family="text">
      <style:text-properties style:font-name="Times New Roman" fo:font-size="14pt" style:text-underline-style="none" fo:font-weight="normal" officeooo:rsid="001c92d1" style:font-size-asian="12.25pt" style:font-weight-asian="normal" style:font-size-complex="14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BSTRACT</text:p>
      <text:p text:style-name="P2">Cross Platform <text:span text:style-name="T1">App </text:span>Development <text:span text:style-name="T1">Made Simple </text:span>Using .NET MAUI</text:p>
      <text:p text:style-name="P3"/>
      <text:p text:style-name="P4">I<text:span text:style-name="T2">n today’s day and age, with all the frameworks available for app development sometimes we have to sacrifice efficiency for ease of development, performance for more reliability, utility for a smaller package size. None of them provide the end all solution to the ever growing need for performance, ease of development, cross platform implications, and amazing UI opportunities in the app development marketplace. To solve this conundrum Microsoft had a plan. With the robust and powerful </text:span><text:span text:style-name="T3">.NET library</text:span><text:span text:style-name="T2"> they made the ultimate cross platform app framework. Built from what they learned from its predecessor </text:span><text:span text:style-name="T3">Xamarin</text:span><text:span text:style-name="T2">, it packs performance, access to native features, a robust and industry grade programming language, security and reliability </text:span><text:span text:style-name="T4">which </text:span><text:span text:style-name="T2">some might say they can’t find no peers. This framework is called </text:span><text:span text:style-name="T3">MAUI</text:span><text:span text:style-name="T2"> ( Multi-Platform App UI ). </text:span><text:span text:style-name="T3">MAUI</text:span><text:span text:style-name="T2"> allows developers to create cross platform applications using </text:span><text:span text:style-name="T3">C#</text:span><text:span text:style-name="T2"> and </text:span><text:span text:style-name="T3">XAML <text:s/></text:span><text:span text:style-name="T4">using their native application platforms SDK’s. As of now MAUI applications are supported on MacOS, IOS, Windows and Android.</text:span></text:p>
      <text:p text:style-name="P4"><text:span text:style-name="T4"/></text:p>
      <text:p text:style-name="P5"><text:span text:style-name="T5">T</text:span><text:span text:style-name="T6">his seminar goes on a journey to discover the underlying features, quirks and more that .NET MAUI as a cross platform framework provides. Also it includes the how’s like how does it work? How is it cross platform? By the end of this seminar attendees will leave the room with knowledge to start their .NET MAUI app development journey!</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24T20:26:12.950000000</meta:creation-date>
    <meta:generator>LibreOffice/24.8.4.2$Windows_X86_64 LibreOffice_project/bb3cfa12c7b1bf994ecc5649a80400d06cd71002</meta:generator>
    <dc:date>2025-06-24T22:25:46.276000000</dc:date>
    <meta:editing-duration>PT1H59M35S</meta:editing-duration>
    <meta:editing-cycles>7</meta:editing-cycles>
    <meta:print-date>2025-06-24T21:13:17.478000000</meta:print-date>
    <meta:printed-by>PDF files</meta:printed-by>
    <meta:document-statistic meta:table-count="0" meta:image-count="0" meta:object-count="0" meta:page-count="1" meta:paragraph-count="4" meta:word-count="231" meta:character-count="1449" meta:non-whitespace-character-count="1221"/>
  </office:meta>
</office:document-meta>
</file>